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53879" officeooo:paragraph-rsid="00053879"/>
    </style:style>
    <style:style style:name="T1" style:family="text">
      <style:text-properties officeooo:rsid="0007d909"/>
    </style:style>
    <style:style style:name="T2" style:family="text">
      <style:text-properties officeooo:rsid="000b0820"/>
    </style:style>
    <style:style style:name="T3" style:family="text">
      <style:text-properties officeooo:rsid="000c4ff1"/>
    </style:style>
    <style:style style:name="T4" style:family="text">
      <style:text-properties officeooo:rsid="000e1f90"/>
    </style:style>
    <style:style style:name="T5" style:family="text">
      <style:text-properties officeooo:rsid="000fc141"/>
    </style:style>
    <style:style style:name="T6" style:family="text">
      <style:text-properties officeooo:rsid="001080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mans 16:1-16</text:h>
      <text:h text:style-name="Heading_20_2" text:outline-level="2"><text:bookmark text:name="en-GNT-31371"/>Personal Greetings</text:h>
      <text:list xml:id="list1346663688" text:style-name="L1">
        <text:list-item>
          <text:p text:style-name="P1">I recommend to you our sister Phoebe, who serves the church at Cenchreae. Receive her in the Lord's name, as God's people should, and give her any help she may need from you; for she herself has been a good friend to many people and also to me. I send greetings to Priscilla and Aquila, my fellow workers in the service of Christ Jesus; they risked their lives for me. I am grateful to them—not only I, but all the Gentile churches as well. Greetings also to the church that meets in their house. Greetings to my dear friend Epaenetus, who was the first in the province of Asia to believe in Christ. Greetings to Mary, who has worked so hard for you. Greetings also to Andronicus and Junia, fellow Jews who were in prison with me; they are well known among the apostles, and they became Christians before I did. My greetings to Ampliatus, my dear friend in the fellowship of the Lord. Greetings also to Urbanus, our fellow worker in Christ's service, and to Stachys, my dear friend. Greetings to Apelles, whose loyalty to Christ has been proved. Greetings to those who belong to the family of Aristobulus. <text:bookmark text:name="en-GNT-31381"/>Greetings to Herodion, a fellow Jew, and to the Christians in the family of Narcissus.<text:bookmark text:name="en-GNT-31382"/> My greetings to Tryphaena and Tryphosa, who work in the Lord's service, and to my dear friend Persis, who has done so much work for the Lord. <text:bookmark text:name="en-GNT-31383"/>I send greetings to Rufus, that outstanding worker in the Lord's service, and to his mother, who has always treated me like a son.<text:bookmark text:name="en-GNT-31384"/> My greetings to Asyncritus, Phlegon, Hermes, Patrobas, Hermas, and all the other Christians with them. <text:bookmark text:name="en-GNT-31385"/>Greetings to Philologus and Julia, to Nereus and his sister, to Olympas and to all of God's people who are with them.<text:bookmark text:name="en-GNT-31386"/> Greet one another with the kiss of peace. All the churches of Christ send you their greetings.</text:p>
        </text:list-item>
        <text:list-item>
          <text:p text:style-name="P2">Paul is concluding the letter to the Christians in Rome by sending his greetings. <text:span text:style-name="T1">He mentions by name those who are doing the Lords work; those whose faith has been tested, those whose loyalty has been tested, those who have risked their lives for the faith and </text:span><text:span text:style-name="T2">other </text:span><text:span text:style-name="T1">Christian works. </text:span><text:span text:style-name="T3">For the gospel to continue moving a lot of work was put in by a lot of people. </text:span><text:span text:style-name="T4">These people mentioned and others </text:span><text:span text:style-name="T5">not</text:span><text:span text:style-name="T4"> mentioned are an inspiration to me, to also play my part in spreading the good news. </text:span><text:span text:style-name="T5">Let’s play our role as Christians, the gospel needs us to continue spreading. </text:span><text:span text:style-name="T6">Our words, our actions and our whole being should spread the word of God. We may not be remembered by earthly people but God will surely reward us in this life and the nex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30T09:41:51.013369914</meta:creation-date>
    <dc:date>2021-10-04T08:18:51.366526692</dc:date>
    <meta:editing-duration>PT10M51S</meta:editing-duration>
    <meta:editing-cycles>9</meta:editing-cycles>
    <meta:generator>LibreOffice/6.4.7.2$Linux_X86_64 LibreOffice_project/40$Build-2</meta:generator>
    <meta:document-statistic meta:table-count="0" meta:image-count="0" meta:object-count="0" meta:page-count="1" meta:paragraph-count="4" meta:word-count="464" meta:character-count="2553" meta:non-whitespace-character-count="2096"/>
  </office:meta>
</office:document-meta>
</file>